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EE616551498EA919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36pt" fo:language="es" fo:country="ES" fo:font-style="normal" fo:text-shadow="none" style:text-underline-style="none" fo:font-weight="bold" style:letter-kerning="true" style:font-name-asian="Arial" style:font-size-asian="36pt" style:language-asian="en" style:country-asian="US" style:font-style-asian="normal" style:font-weight-asian="bold" style:font-name-complex="Arial" style:font-size-complex="36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EE616551498EA919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Peter denies knowing Jesus and Annas questions Jesus</text:span></text:p>
            <text:p text:style-name="P3"><text:span text:style-name="T2">(John 18:15-2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51:33.292000000</dc:date>
    <meta:editing-duration>PT2H25M44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